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p>Dummy Candidate Resume</text:p>
      <text:p>Name: Test Candidate</text:p>
      <text:p>Role: QA Engineer</text:p>
      <text:p>Email: valid.resume.odt@yopmail.com</text:p>
      <text:p>This is a valid ODT dummy file for upload t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OpenAI Dummy Generator</meta:generator>
  </office:meta>
</office:document-meta>
</file>